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355" officeooo:paragraph-rsid="001713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DURES STOCKER</text:p>
      <text:p text:style-name="P1"/>
      <text:p text:style-name="P1">EXERCICES</text:p>
      <text:p text:style-name="Standard"/>
      <text:h text:style-name="Heading_20_3" text:outline-level="3">Exercice 1 : création d'une procédure stockée sans paramètre</text:h>
      <text:p text:style-name="Text_20_body">.</text:p>
      <text:p text:style-name="Standard">DELIMITER |</text:p>
      <text:p text:style-name="Standard"/>
      <text:p text:style-name="Standard">CREATE PROCEDURE Lst_fournis()</text:p>
      <text:p text:style-name="Standard">BEGIN</text:p>
      <text:p text:style-name="Standard">SELECT entcom.numfou ,ligcom.*</text:p>
      <text:p text:style-name="Standard">FROM `entcom` </text:p>
      <text:p text:style-name="Standard">JOIN ligcom ON entcom.numcom=ligcom.numcom</text:p>
      <text:p text:style-name="Standard">GROUP BY numfou;</text:p>
      <text:p text:style-name="Standard">END |</text:p>
      <text:p text:style-name="Standard"/>
      <text:p text:style-name="Standard">DELIMITER ;</text:p>
      <text:p text:style-name="Standard"/>
      <text:p text:style-name="Standard">.</text:p>
      <text:p text:style-name="Standard"/>
      <text:p text:style-name="Standard">CALL Lst_fournis</text:p>
      <text:p text:style-name="Standard"/>
      <text:p text:style-name="Standard">.</text:p>
      <text:p text:style-name="Standard"/>
      <text:p text:style-name="Standard"/>
      <text:h text:style-name="Heading_20_3" text:outline-level="3">Exercice 2 : création d'une procédure stockée avec un paramètre en entrée</text:h>
      <text:p text:style-name="Standard"/>
      <text:p text:style-name="Standard"/>
      <text:p text:style-name="Standard">DELIMITER |</text:p>
      <text:p text:style-name="Standard"/>
      <text:p text:style-name="Standard">CREATE PROCEDURE Lst_commandes(In observation Varchar(50))</text:p>
      <text:p text:style-name="Standard"/>
      <text:p text:style-name="Standard">BEGIN</text:p>
      <text:p text:style-name="Standard">SELECT ligcom.numcom, fournis.nomfou, <text:s/>produit.libart, (ligcom.qtecde*ligcom.priuni) </text:p>
      <text:p text:style-name="Standard">FROM `entcom`</text:p>
      <text:p text:style-name="Standard">JOIN ligcom on ligcom.numcom=entcom.numcom</text:p>
      <text:p text:style-name="Standard">JOIN fournis ON fournis.numfou=entcom.numfou</text:p>
      <text:p text:style-name="Standard">JOIN produit on produit.codart=ligcom.codart</text:p>
      <text:p text:style-name="Standard">WHERE entcom.obscom=observation;</text:p>
      <text:p text:style-name="Standard">END |</text:p>
      <text:p text:style-name="Standard"/>
      <text:p text:style-name="Standard">DELIMITER ;</text:p>
      <text:p text:style-name="Standard"/>
      <text:p text:style-name="Standard">,</text:p>
      <text:p text:style-name="Standard"/>
      <text:p text:style-name="Standard">CALL Lst_commandes('Commande urgente')</text:p>
      <text:p text:style-name="Standard"/>
      <text:p text:style-name="Standard"/>
      <text:h text:style-name="Heading_20_3" text:outline-level="3"><text:soft-page-break/>Exercice 3 : création d'une procédure stockée avec plusieurs paramètres</text:h>
      <text:p text:style-name="Standard">DELIMITER |</text:p>
      <text:p text:style-name="Standard"/>
      <text:p text:style-name="Standard">CREATE PROCEDURE CA_Fournisseur(</text:p>
      <text:p text:style-name="Standard"><text:s text:c="4"/>IN fournisseur INT,</text:p>
      <text:p text:style-name="Standard"><text:s text:c="4"/>IN annee YEAR</text:p>
      <text:p text:style-name="Standard">)</text:p>
      <text:p text:style-name="Standard">BEGIN</text:p>
      <text:p text:style-name="Standard"><text:s text:c="4"/>DECLARE fournisseur_existe INT;</text:p>
      <text:p text:style-name="Standard"/>
      <text:p text:style-name="Standard"><text:s text:c="4"/>-- Vérifier si le fournisseur existe</text:p>
      <text:p text:style-name="Standard"><text:s text:c="4"/>SELECT COUNT(*) INTO fournisseur_existe FROM fournis WHERE numfou = fournisseur;</text:p>
      <text:p text:style-name="Standard"/>
      <text:p text:style-name="Standard"><text:s text:c="4"/>IF fournisseur_existe = 0 THEN</text:p>
      <text:p text:style-name="Standard"><text:s text:c="8"/>SIGNAL SQLSTATE '45000'</text:p>
      <text:p text:style-name="Standard"><text:s text:c="8"/>SET MESSAGE_TEXT = 'Le numéro de fournisseur spécifié n''existe pas.';</text:p>
      <text:p text:style-name="Standard"><text:s text:c="4"/>ELSE</text:p>
      <text:p text:style-name="Standard"><text:s text:c="8"/>-- Sélectionner le chiffre d'affaires pour le fournisseur spécifié</text:p>
      <text:p text:style-name="Standard"><text:s text:c="8"/>SELECT fournis.nomfou, SUM((vente.qte1*vente.prix1 + vente.qte2*vente.prix2 + vente.qte3*vente.prix3) * 1.2) AS total_CA</text:p>
      <text:p text:style-name="Standard"><text:s text:c="8"/>FROM fournis </text:p>
      <text:p text:style-name="Standard"><text:s text:c="8"/>JOIN entcom ON entcom.numfou = fournis.numfou</text:p>
      <text:p text:style-name="Standard"><text:s text:c="8"/>JOIN ligcom ON ligcom.numcom = entcom.numcom</text:p>
      <text:p text:style-name="Standard"><text:s text:c="8"/>JOIN produit ON produit.codart = ligcom.codart</text:p>
      <text:p text:style-name="Standard"><text:s text:c="8"/>JOIN vente ON vente.codart = produit.codart</text:p>
      <text:p text:style-name="Standard"><text:s text:c="8"/>WHERE fournis.numfou = fournisseur AND YEAR(entcom.datcom) = annee</text:p>
      <text:p text:style-name="Standard"><text:s text:c="8"/>GROUP BY fournis.nomfou;</text:p>
      <text:p text:style-name="Standard"><text:s text:c="4"/>END IF;</text:p>
      <text:p text:style-name="Standard">END |</text:p>
      <text:p text:style-name="Standard"/>
      <text:p text:style-name="Standard">DELIMITER ;</text:p>
      <text:p text:style-name="Standard"/>
      <text:p text:style-name="Standard"/>
      <text:p text:style-name="Standard">CALL CA_Fournisseur(120,2021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0:40:14.031757032</meta:creation-date>
    <meta:generator>LibreOffice/7.3.7.2$Linux_X86_64 LibreOffice_project/30$Build-2</meta:generator>
    <dc:date>2024-05-07T11:46:10.579625862</dc:date>
    <meta:editing-duration>PT28M25S</meta:editing-duration>
    <meta:editing-cycles>3</meta:editing-cycles>
    <meta:document-statistic meta:table-count="0" meta:image-count="0" meta:object-count="0" meta:page-count="2" meta:paragraph-count="57" meta:word-count="214" meta:character-count="1797" meta:non-whitespace-character-count="1516"/>
  </office:meta>
</office:document-meta>
</file>